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00000006BFA5D76C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 Unicode MS" fo:font-weight="bold" style:font-name-asian="Arial Unicode MS1" style:font-weight-asian="bold" style:font-name-complex="Arial Unicode MS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PERTURA DEL PLAZO DE MATRICULACIÓN EN LOS CURSOS DE LA ESCUELA MUNICIPAL</text:span><text:span text:style-name="T1"/></text:p>
      <text:p text:style-name="normal"/>
      <text:p text:style-name="normal">El Ayuntamiento de Mahón informa a todos los vecinos que el plazo de inscripción para los cursos de la Escuela Municipal de Mahón está abierto.</text:p>
      <text:p text:style-name="normal"/>
      <text:p text:style-name="normal"><text:span text:style-name="T1">📚 CURSOS DISPONIBLES</text:span>:</text:p>
      <text:p text:style-name="normal"><text:tab/>• Cerámica: Aprende a trabajar el barro con técnicas manuales y de torno, creación de piezas artísticas y utilitarias, y decoración con esmaltes.</text:p>
      <text:p text:style-name="normal"><text:tab/>• Música: Formación en diferentes instrumentos, canto coral, teoría musical y solfeo. Cursos para niños, jóvenes y adultos.</text:p>
      <text:p text:style-name="normal"><text:tab/>• Dibujo: Técnicas básicas y avanzadas de dibujo artístico, uso del color, perspectivas y exploración de diferentes estilos.</text:p>
      <text:p text:style-name="normal"><text:span text:style-name="T1">📆 PLAZO DE INSCRIPCIÓN</text:span>: Desde el XX de noviembre hasta el XX de diciembre de 2024.</text:p>
      <text:p text:style-name="normal"><text:span text:style-name="T2">⏰ HORARIO DE MATRICULACIÓN</text:span>: De lunes a viernes, de 9:00 a 14:00 h.</text:p>
      <text:p text:style-name="normal"><text:span text:style-name="T1">📍 LUGAR DE INSCRIPCIÓN</text:span>:</text:p>
      <text:p text:style-name="normal"><text:tab/>• Oficinas de la Escuela Municipal (C/ Ejemplo, 15, Mahón).</text:p>
      <text:p text:style-name="normal"><text:tab/>• También está disponible la inscripción online a través de la web oficial del Ayuntamiento: www.ajmao.es.</text:p>
      <text:p text:style-name="normal"><text:span text:style-name="T1">💡 IMPORTANTE</text:span>:</text:p>
      <text:p text:style-name="normal"><text:tab/>• Plazas limitadas en cada curso. Se recomienda realizar la inscripción lo antes posible.</text:p>
      <text:p text:style-name="normal"><text:tab/>• Para formalizar la matrícula, es necesario presentar el formulario de inscripción, DNI y el comprobante de pago de las tasas correspondientes.</text:p>
      <text:p text:style-name="normal">📞 <text:span text:style-name="T1">CONTACTO E INFORMACIÓN ADICIONAL</text:span>: Teléfono: 971 XXX XX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><text:tab/><text:tab/><text:tab/><text:tab/><draw:frame draw:style-name="Mfr1" draw:name="image1.png" text:anchor-type="as-char" svg:width="2.3598in" svg:height="1.9909in" draw:z-index="0"><draw:image xlink:href="Pictures/1000000100000800000006BFA5D76CD4.png" xlink:type="simple" xlink:show="embed" xlink:actuate="onLoad" draw:mime-type="image/png"/></draw:frame>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1" meta:object-count="0" meta:page-count="1" meta:paragraph-count="16" meta:word-count="205" meta:character-count="1281" meta:non-whitespace-character-count="1078"/>
    <meta:generator>LibreOffice/24.2.6.2$Linux_X86_64 LibreOffice_project/420$Build-2</meta:generator>
  </office:meta>
</office:document-meta>
</file>